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ospace" svg:font-family="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w Cen MT Condensed Extra Bold" svg:font-family="'Tw Cen MT Condensed Extra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Tw Cen MT Condensed Extra Bold" fo:font-size="15pt" style:font-size-asian="15pt" style:font-size-complex="15pt"/>
    </style:style>
    <style:style style:name="P2" style:family="paragraph" style:parent-style-name="Standard" style:list-style-name="L48">
      <style:text-properties fo:color="#000000" style:font-name="Tw Cen MT Condensed Extra Bold" fo:font-size="15pt" style:font-size-asian="15pt" style:font-size-complex="15pt"/>
    </style:style>
    <style:style style:name="P3" style:family="paragraph" style:parent-style-name="Standard" style:list-style-name="L49">
      <style:text-properties fo:color="#000000" style:font-name="Tw Cen MT Condensed Extra Bold" fo:font-size="15pt" style:font-size-asian="15pt" style:font-size-complex="15pt"/>
    </style:style>
    <style:style style:name="P4" style:family="paragraph" style:parent-style-name="Standard" style:list-style-name="L50">
      <style:text-properties fo:color="#000000" style:font-name="Tw Cen MT Condensed Extra Bold" fo:font-size="15pt" style:font-size-asian="15pt" style:font-size-complex="15pt"/>
    </style:style>
    <style:style style:name="P5" style:family="paragraph" style:parent-style-name="Standard" style:list-style-name="L51">
      <style:text-properties fo:color="#000000" style:font-name="Tw Cen MT Condensed Extra Bold" fo:font-size="15pt" style:font-size-asian="15pt" style:font-size-complex="15pt"/>
    </style:style>
    <style:style style:name="P6" style:family="paragraph" style:parent-style-name="Standard" style:list-style-name="L2">
      <style:text-properties fo:color="#000000" style:font-name="Tw Cen MT Condensed Extra Bold" fo:font-size="15pt" style:font-size-asian="15pt" style:font-size-complex="15pt"/>
    </style:style>
    <style:style style:name="P7" style:family="paragraph" style:parent-style-name="Standard" style:list-style-name="L3">
      <style:text-properties fo:color="#000000" style:font-name="Tw Cen MT Condensed Extra Bold" fo:font-size="15pt" style:font-size-asian="15pt" style:font-size-complex="15pt"/>
    </style:style>
    <style:style style:name="P8" style:family="paragraph" style:parent-style-name="Standard" style:list-style-name="L4">
      <style:text-properties fo:color="#000000" style:font-name="Tw Cen MT Condensed Extra Bold" fo:font-size="15pt" style:font-size-asian="15pt" style:font-size-complex="15pt"/>
    </style:style>
    <style:style style:name="P9" style:family="paragraph" style:parent-style-name="Standard" style:list-style-name="L5">
      <style:text-properties fo:color="#000000" style:font-name="Tw Cen MT Condensed Extra Bold" fo:font-size="15pt" style:font-size-asian="15pt" style:font-size-complex="15pt"/>
    </style:style>
    <style:style style:name="P10" style:family="paragraph" style:parent-style-name="Standard" style:list-style-name="L6">
      <style:text-properties fo:color="#000000" style:font-name="Tw Cen MT Condensed Extra Bold" fo:font-size="15pt" style:font-size-asian="15pt" style:font-size-complex="15pt"/>
    </style:style>
    <style:style style:name="P11" style:family="paragraph" style:parent-style-name="Standard" style:list-style-name="L7">
      <style:text-properties fo:color="#000000" style:font-name="Tw Cen MT Condensed Extra Bold" fo:font-size="15pt" style:font-size-asian="15pt" style:font-size-complex="15pt"/>
    </style:style>
    <style:style style:name="P12" style:family="paragraph" style:parent-style-name="Standard" style:list-style-name="L8">
      <style:text-properties fo:color="#000000" style:font-name="Tw Cen MT Condensed Extra Bold" fo:font-size="15pt" style:font-size-asian="15pt" style:font-size-complex="15pt"/>
    </style:style>
    <style:style style:name="P13" style:family="paragraph" style:parent-style-name="Standard">
      <style:text-properties fo:color="#000000" style:font-name="Tw Cen MT Condensed Extra Bold" fo:font-size="15pt" style:text-underline-style="solid" style:text-underline-width="auto" style:text-underline-color="font-color" style:font-size-asian="15pt" style:font-size-complex="15pt"/>
    </style:style>
    <style:style style:name="P14" style:family="paragraph" style:parent-style-name="Standard">
      <style:text-properties fo:color="#000000" style:font-name="Tw Cen MT Condensed Extra Bold" fo:font-size="16pt" style:font-size-asian="16pt" style:font-size-complex="16pt"/>
    </style:style>
    <style:style style:name="P15" style:family="paragraph" style:parent-style-name="Standard">
      <style:text-properties style:font-name="Tw Cen MT Condensed Extra Bold"/>
    </style:style>
    <style:style style:name="P16" style:family="paragraph" style:parent-style-name="Standard">
      <style:paragraph-properties fo:text-align="center" style:justify-single-word="false"/>
      <style:text-properties style:font-name="Tw Cen MT Condensed Extra Bold" fo:font-size="24pt" style:text-underline-style="solid" style:text-underline-width="auto" style:text-underline-color="font-color" style:font-size-asian="24pt" style:font-size-complex="24pt"/>
    </style:style>
    <style:style style:name="P17" style:family="paragraph" style:parent-style-name="Standard">
      <style:text-properties style:font-name="Tw Cen MT Condensed Extra Bold" fo:font-size="15pt" style:font-size-asian="15pt" style:font-size-complex="15pt"/>
    </style:style>
    <style:style style:name="P18" style:family="paragraph" style:parent-style-name="Standard" style:list-style-name="L15">
      <style:text-properties style:font-name="Tw Cen MT Condensed Extra Bold" fo:font-size="15pt" style:font-size-asian="15pt" style:font-size-complex="15pt"/>
    </style:style>
    <style:style style:name="P19" style:family="paragraph" style:parent-style-name="Standard" style:list-style-name="L16">
      <style:text-properties style:font-name="Tw Cen MT Condensed Extra Bold" fo:font-size="15pt" style:font-size-asian="15pt" style:font-size-complex="15pt"/>
    </style:style>
    <style:style style:name="P20" style:family="paragraph" style:parent-style-name="Standard" style:list-style-name="L17">
      <style:text-properties style:font-name="Tw Cen MT Condensed Extra Bold" fo:font-size="15pt" style:font-size-asian="15pt" style:font-size-complex="15pt"/>
    </style:style>
    <style:style style:name="P21" style:family="paragraph" style:parent-style-name="Standard" style:list-style-name="L18">
      <style:text-properties style:font-name="Tw Cen MT Condensed Extra Bold" fo:font-size="15pt" style:font-size-asian="15pt" style:font-size-complex="15pt"/>
    </style:style>
    <style:style style:name="P22" style:family="paragraph" style:parent-style-name="Standard" style:list-style-name="L19">
      <style:text-properties style:font-name="Tw Cen MT Condensed Extra Bold" fo:font-size="15pt" style:font-size-asian="15pt" style:font-size-complex="15pt"/>
    </style:style>
    <style:style style:name="P23" style:family="paragraph" style:parent-style-name="Standard" style:list-style-name="L20">
      <style:text-properties style:font-name="Tw Cen MT Condensed Extra Bold" fo:font-size="15pt" style:font-size-asian="15pt" style:font-size-complex="15pt"/>
    </style:style>
    <style:style style:name="P24" style:family="paragraph" style:parent-style-name="Standard" style:list-style-name="L21">
      <style:text-properties style:font-name="Tw Cen MT Condensed Extra Bold" fo:font-size="15pt" style:font-size-asian="15pt" style:font-size-complex="15pt"/>
    </style:style>
    <style:style style:name="P25" style:family="paragraph" style:parent-style-name="Standard" style:list-style-name="L22">
      <style:text-properties style:font-name="Tw Cen MT Condensed Extra Bold" fo:font-size="15pt" style:font-size-asian="15pt" style:font-size-complex="15pt"/>
    </style:style>
    <style:style style:name="P26" style:family="paragraph" style:parent-style-name="Standard" style:list-style-name="L23">
      <style:text-properties style:font-name="Tw Cen MT Condensed Extra Bold" fo:font-size="15pt" style:font-size-asian="15pt" style:font-size-complex="15pt"/>
    </style:style>
    <style:style style:name="P27" style:family="paragraph" style:parent-style-name="Standard" style:list-style-name="L24">
      <style:text-properties style:font-name="Tw Cen MT Condensed Extra Bold" fo:font-size="15pt" style:font-size-asian="15pt" style:font-size-complex="15pt"/>
    </style:style>
    <style:style style:name="P28" style:family="paragraph" style:parent-style-name="Standard" style:list-style-name="L25">
      <style:text-properties style:font-name="Tw Cen MT Condensed Extra Bold" fo:font-size="15pt" style:font-size-asian="15pt" style:font-size-complex="15pt"/>
    </style:style>
    <style:style style:name="P29" style:family="paragraph" style:parent-style-name="Standard" style:list-style-name="L26">
      <style:text-properties style:font-name="Tw Cen MT Condensed Extra Bold" fo:font-size="15pt" style:font-size-asian="15pt" style:font-size-complex="15pt"/>
    </style:style>
    <style:style style:name="P30" style:family="paragraph" style:parent-style-name="Standard" style:list-style-name="L27">
      <style:text-properties style:font-name="Tw Cen MT Condensed Extra Bold" fo:font-size="15pt" style:font-size-asian="15pt" style:font-size-complex="15pt"/>
    </style:style>
    <style:style style:name="P31" style:family="paragraph" style:parent-style-name="Standard" style:list-style-name="L28">
      <style:text-properties style:font-name="Tw Cen MT Condensed Extra Bold" fo:font-size="15pt" style:font-size-asian="15pt" style:font-size-complex="15pt"/>
    </style:style>
    <style:style style:name="P32" style:family="paragraph" style:parent-style-name="Standard" style:list-style-name="L29">
      <style:text-properties style:font-name="Tw Cen MT Condensed Extra Bold" fo:font-size="15pt" style:font-size-asian="15pt" style:font-size-complex="15pt"/>
    </style:style>
    <style:style style:name="P33" style:family="paragraph" style:parent-style-name="Standard" style:list-style-name="L30">
      <style:text-properties style:font-name="Tw Cen MT Condensed Extra Bold" fo:font-size="15pt" style:font-size-asian="15pt" style:font-size-complex="15pt"/>
    </style:style>
    <style:style style:name="P34" style:family="paragraph" style:parent-style-name="Standard" style:list-style-name="L31">
      <style:text-properties style:font-name="Tw Cen MT Condensed Extra Bold" fo:font-size="15pt" style:font-size-asian="15pt" style:font-size-complex="15pt"/>
    </style:style>
    <style:style style:name="P35" style:family="paragraph" style:parent-style-name="Standard" style:list-style-name="L32">
      <style:text-properties style:font-name="Tw Cen MT Condensed Extra Bold" fo:font-size="15pt" style:font-size-asian="15pt" style:font-size-complex="15pt"/>
    </style:style>
    <style:style style:name="P36" style:family="paragraph" style:parent-style-name="Standard" style:list-style-name="L33">
      <style:text-properties style:font-name="Tw Cen MT Condensed Extra Bold" fo:font-size="15pt" style:font-size-asian="15pt" style:font-size-complex="15pt"/>
    </style:style>
    <style:style style:name="P37" style:family="paragraph" style:parent-style-name="Standard" style:list-style-name="L34">
      <style:text-properties style:font-name="Tw Cen MT Condensed Extra Bold" fo:font-size="15pt" style:font-size-asian="15pt" style:font-size-complex="15pt"/>
    </style:style>
    <style:style style:name="P38" style:family="paragraph" style:parent-style-name="Standard" style:list-style-name="L35">
      <style:text-properties style:font-name="Tw Cen MT Condensed Extra Bold" fo:font-size="15pt" style:font-size-asian="15pt" style:font-size-complex="15pt"/>
    </style:style>
    <style:style style:name="P39" style:family="paragraph" style:parent-style-name="Standard" style:list-style-name="L36">
      <style:text-properties style:font-name="Tw Cen MT Condensed Extra Bold" fo:font-size="15pt" style:font-size-asian="15pt" style:font-size-complex="15pt"/>
    </style:style>
    <style:style style:name="P40" style:family="paragraph" style:parent-style-name="Standard" style:list-style-name="L37">
      <style:text-properties style:font-name="Tw Cen MT Condensed Extra Bold" fo:font-size="15pt" style:font-size-asian="15pt" style:font-size-complex="15pt"/>
    </style:style>
    <style:style style:name="P41" style:family="paragraph" style:parent-style-name="Standard" style:list-style-name="L38">
      <style:text-properties style:font-name="Tw Cen MT Condensed Extra Bold" fo:font-size="15pt" style:font-size-asian="15pt" style:font-size-complex="15pt"/>
    </style:style>
    <style:style style:name="P42" style:family="paragraph" style:parent-style-name="Standard" style:list-style-name="L39">
      <style:text-properties style:font-name="Tw Cen MT Condensed Extra Bold" fo:font-size="15pt" style:font-size-asian="15pt" style:font-size-complex="15pt"/>
    </style:style>
    <style:style style:name="P43" style:family="paragraph" style:parent-style-name="Standard" style:list-style-name="L40">
      <style:text-properties style:font-name="Tw Cen MT Condensed Extra Bold" fo:font-size="15pt" style:font-size-asian="15pt" style:font-size-complex="15pt"/>
    </style:style>
    <style:style style:name="P44" style:family="paragraph" style:parent-style-name="Standard" style:list-style-name="L41">
      <style:text-properties style:font-name="Tw Cen MT Condensed Extra Bold" fo:font-size="15pt" style:font-size-asian="15pt" style:font-size-complex="15pt"/>
    </style:style>
    <style:style style:name="P45" style:family="paragraph" style:parent-style-name="Standard" style:list-style-name="L42">
      <style:text-properties style:font-name="Tw Cen MT Condensed Extra Bold" fo:font-size="15pt" style:font-size-asian="15pt" style:font-size-complex="15pt"/>
    </style:style>
    <style:style style:name="P46" style:family="paragraph" style:parent-style-name="Standard" style:list-style-name="L43">
      <style:text-properties style:font-name="Tw Cen MT Condensed Extra Bold" fo:font-size="15pt" style:font-size-asian="15pt" style:font-size-complex="15pt"/>
    </style:style>
    <style:style style:name="P47" style:family="paragraph" style:parent-style-name="Standard" style:list-style-name="L44">
      <style:text-properties style:font-name="Tw Cen MT Condensed Extra Bold" fo:font-size="15pt" style:font-size-asian="15pt" style:font-size-complex="15pt"/>
    </style:style>
    <style:style style:name="P48" style:family="paragraph" style:parent-style-name="Standard" style:list-style-name="L45">
      <style:text-properties style:font-name="Tw Cen MT Condensed Extra Bold" fo:font-size="15pt" style:font-size-asian="15pt" style:font-size-complex="15pt"/>
    </style:style>
    <style:style style:name="P49" style:family="paragraph" style:parent-style-name="Standard" style:list-style-name="L46">
      <style:text-properties style:font-name="Tw Cen MT Condensed Extra Bold" fo:font-size="15pt" style:font-size-asian="15pt" style:font-size-complex="15pt"/>
    </style:style>
    <style:style style:name="P50" style:family="paragraph" style:parent-style-name="Standard">
      <style:text-properties style:font-name="Tw Cen MT Condensed Extra Bold" fo:font-size="20pt" style:font-size-asian="20pt" style:font-size-complex="20pt"/>
    </style:style>
    <style:style style:name="P51" style:family="paragraph" style:parent-style-name="Standard" style:list-style-name="L23">
      <style:text-properties style:font-name="Tw Cen MT Condensed Extra Bold"/>
    </style:style>
    <style:style style:name="P52" style:family="paragraph" style:parent-style-name="Standard">
      <style:text-properties style:font-name="Tw Cen MT Condensed Extra Bold" fo:font-size="16pt" style:font-size-asian="16pt" style:font-size-complex="16pt"/>
    </style:style>
    <style:style style:name="P53" style:family="paragraph" style:parent-style-name="Standard">
      <style:paragraph-properties>
        <style:tab-stops>
          <style:tab-stop style:position="0.265cm"/>
        </style:tab-stops>
      </style:paragraph-properties>
      <style:text-properties style:font-name="Tw Cen MT Condensed Extra Bold" fo:font-size="16pt" style:font-size-asian="16pt" style:font-size-complex="16pt"/>
    </style:style>
    <style:style style:name="P54" style:family="paragraph" style:parent-style-name="Standard" style:list-style-name="L30">
      <style:text-properties style:font-name="Tw Cen MT Condensed Extra Bold"/>
    </style:style>
    <style:style style:name="P55" style:family="paragraph" style:parent-style-name="Standard">
      <style:text-properties fo:font-size="15pt" style:font-size-asian="15pt" style:font-size-complex="15pt"/>
    </style:style>
    <style:style style:name="P56" style:family="paragraph" style:parent-style-name="Standard" style:list-style-name="L11">
      <style:text-properties fo:font-size="15pt" style:font-size-asian="15pt" style:font-size-complex="15pt"/>
    </style:style>
    <style:style style:name="P57" style:family="paragraph" style:parent-style-name="Standard" style:list-style-name="L12">
      <style:text-properties fo:font-size="15pt" style:font-size-asian="15pt" style:font-size-complex="15pt"/>
    </style:style>
    <style:style style:name="P58" style:family="paragraph" style:parent-style-name="Standard" style:list-style-name="L13">
      <style:text-properties fo:font-size="15pt" style:font-size-asian="15pt" style:font-size-complex="15pt"/>
    </style:style>
    <style:style style:name="P59" style:family="paragraph" style:parent-style-name="Standard" style:list-style-name="L14">
      <style:text-properties fo:font-size="15pt" style:font-size-asian="15pt" style:font-size-complex="15pt"/>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name-asian="monospace" style:font-style-asian="normal" style:font-weight-asian="normal"/>
    </style:style>
    <style:style style:name="T4" style:family="text">
      <style:text-properties fo:font-variant="normal" fo:text-transform="none" fo:letter-spacing="normal" fo:font-style="normal" style:text-underline-style="solid" style:text-underline-width="auto" style:text-underline-color="font-color" fo:font-weight="normal"/>
    </style:style>
    <style:style style:name="T5" style:family="text">
      <style:text-properties fo:font-variant="normal" fo:text-transform="none" fo:font-size="10.5pt" fo:letter-spacing="normal" fo:font-style="normal" fo:font-weight="normal" style:font-size-asian="15pt" style:font-size-complex="15pt"/>
    </style:style>
    <style:style style:name="T6" style:family="text">
      <style:text-properties fo:font-variant="normal" fo:text-transform="none" fo:color="#000000" style:font-name="Tw Cen MT Condensed Extra Bold" fo:font-size="15pt" fo:letter-spacing="normal" fo:font-style="normal" fo:font-weight="normal" style:font-size-asian="15pt" style:font-size-complex="15pt"/>
    </style:style>
    <style:style style:name="T7" style:family="text">
      <style:text-properties fo:font-variant="normal" fo:text-transform="none" fo:color="#000000" fo:letter-spacing="normal"/>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font-size="15pt" fo:letter-spacing="normal" fo:font-style="normal" fo:font-weight="normal" style:font-size-asian="15pt" style:font-size-complex="15pt"/>
    </style:style>
    <style:style style:name="T10" style:family="text">
      <style:text-properties fo:color="#000000"/>
    </style:style>
    <style:style style:name="T11" style:family="text">
      <style:text-properties fo:color="#000000" style:font-name="Tw Cen MT Condensed Extra Bold" fo:font-size="15pt" style:font-size-asian="15pt" style:font-size-complex="15pt"/>
    </style:style>
    <style:style style:name="T12" style:family="text">
      <style:text-properties fo:font-weight="bold" style:font-weight-asian="bold" style:font-weight-complex="bold"/>
    </style:style>
    <style:style style:name="T13" style:family="text">
      <style:text-properties style:font-name="Tw Cen MT Condensed Extra Bold"/>
    </style:style>
    <style:style style:name="T14" style:family="text">
      <style:text-properties style:font-name="Tw Cen MT Condensed Extra Bold" fo:font-size="15pt" style:font-size-asian="15pt" style:font-size-complex="15pt"/>
    </style:style>
    <style:style style:name="T15" style:family="text">
      <style:text-properties style:font-name="Tw Cen MT Condensed Extra Bold" fo:font-size="16pt" style:font-size-asian="16pt" style:font-size-complex="16pt"/>
    </style:style>
    <style:style style:name="T16" style:family="text">
      <style:text-properties fo:font-size="16pt" style:font-size-asian="16pt" style:font-size-complex="16pt"/>
    </style:style>
    <style:style style:name="T17" style:family="text">
      <style:text-properties style:text-underline-style="solid" style:text-underline-width="auto" style:text-underline-color="font-color"/>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2">DESCRIPCIÓN GENERAL DE METASPLOIT</text:span></text:p>
      <text:p text:style-name="Standard"/>
      <text:p text:style-name="P17"/>
      <text:p text:style-name="P50">1 INTRODUCCIÓN</text:p>
      <text:p text:style-name="Standard"><text:span text:style-name="T14"/></text:p>
      <text:p text:style-name="P55"><text:span text:style-name="T13">1.1¿Qué es </text:span><text:span text:style-name="T15">Metasploit</text:span><text:span text:style-name="T13">?</text:span></text:p>
      <text:p text:style-name="P17"/>
      <text:p text:style-name="P17">Metasploit Framework es una plataforma de código abierto que permite realizar pruebas de seguridad es sistemas informáticos.</text:p>
      <text:p text:style-name="P17"/>
      <text:p text:style-name="P17">Creada como un proyecto personal de H.D Moore en el 2003 mientras trabajaba en una empresa de seguridad, al principio programado en Perl, el framework se creó después ante la necesidad de tener una plataforma unificada que ayudara a la comunidad de seguridad a desarrollar y ejecutar exploits de manera eficiente.</text:p>
      <text:p text:style-name="P17"/>
      <text:p text:style-name="P17">En 2009 pasó a manos de Rapid7 el cual, con H.D Moore a la cabeza del proyecto refinó el proyecto y permitió el desarrollo de versiones comerciales, manteniendo la versión de código abierto para la comunidad.</text:p>
      <text:p text:style-name="P17"/>
      <text:p text:style-name="P17">Hoy día Rapid7 y la comunidad siguen desarrollando Metasploit, el cual se mantiene como una de las herramientas más importantes de pentesting.</text:p>
      <text:p text:style-name="P15"/>
      <text:p text:style-name="P53">1.2¿Para qué sirve?</text:p>
      <text:p text:style-name="P15"/>
      <text:list xml:id="list6034572143272369545" text:style-name="L19">
        <text:list-item>
          <text:p text:style-name="P22">Identificar vulnerabilidades en sistemas y redes</text:p>
        </text:list-item>
      </text:list>
      <text:p text:style-name="P17"/>
      <text:list xml:id="list5882415994726817688" text:style-name="L20">
        <text:list-item>
          <text:p text:style-name="P23">Simular ataques cibernéticos de forma controlada</text:p>
          <text:p text:style-name="P23"/>
        </text:list-item>
      </text:list>
      <text:list xml:id="list7242252935617231762" text:style-name="L21">
        <text:list-item>
          <text:p text:style-name="P24">Validar la efectividad de defensas de seguridad</text:p>
          <text:p text:style-name="P24"/>
        </text:list-item>
      </text:list>
      <text:list xml:id="list2233054641519570814" text:style-name="L22">
        <text:list-item>
          <text:p text:style-name="P25">Desarrollar y probar nuevos exploits</text:p>
          <text:p text:style-name="P25"/>
        </text:list-item>
      </text:list>
      <text:list xml:id="list4261539109451742267" text:style-name="L23">
        <text:list-item>
          <text:p text:style-name="P26">Formar profesionales en ciberseguridad</text:p>
          <text:p text:style-name="P51"/>
        </text:list-item>
      </text:list>
      <text:p text:style-name="P15"/>
      <text:p text:style-name="P15"/>
      <text:p text:style-name="P17"/>
      <text:p text:style-name="P17"/>
      <text:p text:style-name="P17"/>
      <text:p text:style-name="P17"/>
      <text:p text:style-name="P17"/>
      <text:p text:style-name="P17"/>
      <text:p text:style-name="P17"/>
      <text:p text:style-name="P17"/>
      <text:p text:style-name="P52"><text:soft-page-break/>1.3 Funcionalidades Principales:</text:p>
      <text:p text:style-name="P15"/>
      <text:list xml:id="list5861511472391059150" text:style-name="L11">
        <text:list-item>
          <text:p text:style-name="P56"><text:span text:style-name="T13">RECONOCIMIENTO:</text:span></text:p>
        </text:list-item>
      </text:list>
      <text:p text:style-name="P17"/>
      <text:p text:style-name="P17">- Escaneo de puertos y servicios</text:p>
      <text:p text:style-name="P17">- Enumeración de sistemas objetivo</text:p>
      <text:p text:style-name="P17">- Recopilación de información de red</text:p>
      <text:p text:style-name="P17"/>
      <text:list xml:id="list4400320647037320951" text:style-name="L12">
        <text:list-item>
          <text:p text:style-name="P57"><text:span text:style-name="T13">EXPLOTACIÓN:</text:span></text:p>
        </text:list-item>
      </text:list>
      <text:p text:style-name="P17"/>
      <text:p text:style-name="P17">- Base de datos con 2500+ exploits</text:p>
      <text:p text:style-name="P17">- Ejecución automatizada de ataques</text:p>
      <text:p text:style-name="P17">- Generación de payloads personalizados</text:p>
      <text:p text:style-name="P17"/>
      <text:list xml:id="list3511002056662942582" text:style-name="L13">
        <text:list-item>
          <text:p text:style-name="P58"><text:span text:style-name="T13">POST-EXPLOTACIÓN:</text:span></text:p>
        </text:list-item>
      </text:list>
      <text:p text:style-name="P15"/>
      <text:p text:style-name="P17">- Escalada de privilegios</text:p>
      <text:p text:style-name="P17">- Movimiento lateral en redes</text:p>
      <text:p text:style-name="P17">- Recopilación de credenciales</text:p>
      <text:p text:style-name="P17"/>
      <text:list xml:id="list6866823580872385686" text:style-name="L14">
        <text:list-item>
          <text:p text:style-name="P59"><text:span text:style-name="T13">GESTIÓN:</text:span></text:p>
        </text:list-item>
      </text:list>
      <text:p text:style-name="P17">- Base de datos integrada (PostgreSQL)</text:p>
      <text:p text:style-name="P17">- Generación de reportes</text:p>
      <text:p text:style-name="P17">- Integración con otras herramientas</text:p>
      <text:p text:style-name="P15"/>
      <text:p text:style-name="P15"/>
      <text:p text:style-name="P15"/>
      <text:p text:style-name="P50">2. REQUERIMIENTOS TÉCNICOS</text:p>
      <text:p text:style-name="P15"/>
      <text:p text:style-name="P17">2.1 Sistema Operativo</text:p>
      <text:p text:style-name="P15"/>
      <text:p text:style-name="P15">RECOMENDADO:</text:p>
      <text:p text:style-name="P15"/>
      <text:p text:style-name="P17">- Kali Linux (pre-instalado y optimizado)</text:p>
      <text:p text:style-name="P17">- Ubuntu/Debian Linux</text:p>
      <text:p text:style-name="P17">- CentOS/RHEL</text:p>
      <text:p text:style-name="P15"/>
      <text:p text:style-name="P15">⚠️ SOPORTADO:</text:p>
      <text:p text:style-name="P17"/>
      <text:p text:style-name="P17">- Windows 10/11</text:p>
      <text:p text:style-name="P17">- macOS</text:p>
      <text:p text:style-name="P15"/>
      <text:p text:style-name="P17"/>
      <text:p text:style-name="P17"/>
      <text:p text:style-name="P17"/>
      <text:p text:style-name="P17"/>
      <text:p text:style-name="P17"><text:soft-page-break/>2.2 Hardware Mínimo</text:p>
      <text:p text:style-name="P15"/>
      <text:p text:style-name="P17">- RAM: 2GB mínimo, 4GB+ recomendado</text:p>
      <text:p text:style-name="P17">- Almacenamiento: 3GB espacio libre</text:p>
      <text:p text:style-name="P17">- Procesador: x64 compatible</text:p>
      <text:p text:style-name="P17">- Red: Conectividad Ethernet/WiFi</text:p>
      <text:p text:style-name="P15"/>
      <text:p text:style-name="P15"><text:span text:style-name="T16">2.3 Hardware Recomendado (Uso Profesional)</text:span></text:p>
      <text:p text:style-name="P17"/>
      <text:p text:style-name="P17">- RAM: 8GB+ para laboratorios complejos</text:p>
      <text:p text:style-name="P17">- SSD: Para mejor rendimiento de BD</text:p>
      <text:p text:style-name="P17">- CPU multinúcleo: Para tareas paralelas</text:p>
      <text:p text:style-name="P17"/>
      <text:p text:style-name="P52">2.4 Software Necesario</text:p>
      <text:p text:style-name="P17"/>
      <text:p text:style-name="P17">DEPENDENCIAS CORE:</text:p>
      <text:p text:style-name="P17"/>
      <text:list xml:id="list106347467706913513" text:style-name="L24">
        <text:list-item>
          <text:p text:style-name="P27">Ruby 2.7+(Lenguaje en el que está desarrollado)</text:p>
          <text:p text:style-name="P27"/>
        </text:list-item>
      </text:list>
      <text:list xml:id="list408410794904088180" text:style-name="L25">
        <text:list-item>
          <text:p text:style-name="P28">PostgreSQL 9.6+(Base de datos para guardar resultados de escaneos)</text:p>
          <text:p text:style-name="P28"/>
        </text:list-item>
      </text:list>
      <text:list xml:id="list8124321323998926879" text:style-name="L26">
        <text:list-item>
          <text:p text:style-name="P29">Git (control de versiones para actualizaciones)</text:p>
          <text:p text:style-name="P29"/>
        </text:list-item>
      </text:list>
      <text:list xml:id="list8617119566398520150" text:style-name="L27">
        <text:list-item>
          <text:p text:style-name="P30">Curl/Wget (herramientas de descarga para obtener nuevos módulos).</text:p>
          <text:p text:style-name="P30"/>
        </text:list-item>
      </text:list>
      <text:p text:style-name="P17"/>
      <text:p text:style-name="P17">🛠️ HERRAMIENTAS COMPLEMENTARIAS:</text:p>
      <text:p text:style-name="P17"/>
      <text:list xml:id="list8713019409328379534" text:style-name="L28">
        <text:list-item>
          <text:p text:style-name="P31">Nmap (escaneo de red avanzado para reconocimiento)</text:p>
          <text:p text:style-name="P31"/>
        </text:list-item>
      </text:list>
      <text:list xml:id="list3554743622198434025" text:style-name="L29">
        <text:list-item>
          <text:p text:style-name="P32">Wireshark (análisis de protocolos de red)</text:p>
          <text:p text:style-name="P32"/>
        </text:list-item>
      </text:list>
      <text:list xml:id="list2192880213523029951" text:style-name="L30">
        <text:list-item>
          <text:p text:style-name="P33">VirtualBox/VMware (laboratorios)</text:p>
          <text:p text:style-name="P54"/>
        </text:list-item>
      </text:list>
      <text:p text:style-name="P15"><text:s text:c="169"/></text:p>
      <text:p text:style-name="P15"/>
      <text:p text:style-name="P15"/>
      <text:p text:style-name="P15"/>
      <text:p text:style-name="P15"/>
      <text:p text:style-name="P15"/>
      <text:p text:style-name="P15"/>
      <text:p text:style-name="P17"/>
      <text:p text:style-name="P17"/>
      <text:p text:style-name="P17"/>
      <text:p text:style-name="P17"/>
      <text:p text:style-name="P50"><text:soft-page-break/>3. CASOS DE USO COMUNES</text:p>
      <text:p text:style-name="P17"/>
      <text:p text:style-name="P52">3.1 Auditorías de Seguridad Empresariales</text:p>
      <text:p text:style-name="P17"/>
      <text:p text:style-name="P17"><text:span text:style-name="T17">ESCENARIO</text:span>: Una empresa quiere evaluar su seguridad</text:p>
      <text:p text:style-name="P17"/>
      <text:list xml:id="list3385135934048421507" text:style-name="L15">
        <text:list-item>
          <text:p text:style-name="P18">Identificar servicios expuestos</text:p>
          <text:p text:style-name="P18"/>
        </text:list-item>
      </text:list>
      <text:list xml:id="list1740753232958987551" text:style-name="L16">
        <text:list-item>
          <text:p text:style-name="P19">Probar resistencia a ataques externos</text:p>
          <text:p text:style-name="P19"/>
        </text:list-item>
      </text:list>
      <text:list xml:id="list7366854178872968287" text:style-name="L17">
        <text:list-item>
          <text:p text:style-name="P20">Validar configuraciones de firewall</text:p>
          <text:p text:style-name="P20"/>
        </text:list-item>
      </text:list>
      <text:list xml:id="list3547939339151923698" text:style-name="L18">
        <text:list-item>
          <text:p text:style-name="P21">Evaluar seguridad de aplicaciones web</text:p>
          <text:p text:style-name="P21"/>
        </text:list-item>
      </text:list>
      <text:p text:style-name="P52"/>
      <text:p text:style-name="P52">3.2 Pruebas de Penetración Autorizadas</text:p>
      <text:p text:style-name="P17"/>
      <text:p text:style-name="P17"><text:span text:style-name="T17">ESCENARIO:</text:span> Red Team vs Blue Team</text:p>
      <text:p text:style-name="P17"/>
      <text:list xml:id="list8825314447038737291" text:style-name="L31">
        <text:list-item>
          <text:p text:style-name="P34">Simular atacantes reales</text:p>
          <text:p text:style-name="P34"/>
        </text:list-item>
      </text:list>
      <text:list xml:id="list881040327951538963" text:style-name="L32">
        <text:list-item>
          <text:p text:style-name="P35">Probar respuesta a incidentes</text:p>
          <text:p text:style-name="P35"/>
        </text:list-item>
      </text:list>
      <text:list xml:id="list4543482054241774074" text:style-name="L33">
        <text:list-item>
          <text:p text:style-name="P36">Identificar puntos ciegos en monitoreo</text:p>
          <text:p text:style-name="P36"/>
        </text:list-item>
      </text:list>
      <text:list xml:id="list3648775365564791303" text:style-name="L34">
        <text:list-item>
          <text:p text:style-name="P37">Validar procedimientos de seguridad</text:p>
          <text:p text:style-name="P37"/>
        </text:list-item>
      </text:list>
      <text:p text:style-name="P17"/>
      <text:p text:style-name="P52">3.3 Formación y Certificaciones</text:p>
      <text:p text:style-name="P17"/>
      <text:p text:style-name="P17"><text:span text:style-name="T17">ESCENARIO:</text:span> Capacitación en ciberseguridad</text:p>
      <text:p text:style-name="P17"/>
      <text:list xml:id="list2023458344592965008" text:style-name="L35">
        <text:list-item>
          <text:p text:style-name="P38">Práctica en entornos controlados</text:p>
          <text:p text:style-name="P38"/>
        </text:list-item>
      </text:list>
      <text:list xml:id="list9134531800319171716" text:style-name="L36">
        <text:list-item>
          <text:p text:style-name="P39">Preparación para certificaciones (OSCP, CEH)</text:p>
          <text:p text:style-name="P39"/>
        </text:list-item>
      </text:list>
      <text:list xml:id="list875654824656945015" text:style-name="L37">
        <text:list-item>
          <text:p text:style-name="P40">Laboratorios educativos</text:p>
          <text:p text:style-name="P40"/>
        </text:list-item>
      </text:list>
      <text:list xml:id="list3604325458648601594" text:style-name="L38">
        <text:list-item>
          <text:p text:style-name="P41">Desarrollo de habilidades técnicas</text:p>
          <text:p text:style-name="P41"/>
        </text:list-item>
      </text:list>
      <text:p text:style-name="P17"/>
      <text:p text:style-name="P17"/>
      <text:p text:style-name="P52"><text:soft-page-break/>3.4 Investigación de Vulnerabilidades</text:p>
      <text:p text:style-name="P52"/>
      <text:p text:style-name="P17"><text:span text:style-name="T17">ESCENARIO:</text:span> Desarrollo de exploits</text:p>
      <text:p text:style-name="P17"/>
      <text:list xml:id="list4705976298065785566" text:style-name="L39">
        <text:list-item>
          <text:p text:style-name="P42">Pruebas de concepto (PoC) (demostracion práctica de una vulnerabilidad)</text:p>
          <text:p text:style-name="P42"/>
        </text:list-item>
      </text:list>
      <text:list xml:id="list3047863243493265119" text:style-name="L40">
        <text:list-item>
          <text:p text:style-name="P43">Validación de CVEs (Vulnerabilidades conocidas públicamente y expuestas oficialmente)</text:p>
          <text:p text:style-name="P43"/>
        </text:list-item>
      </text:list>
      <text:list xml:id="list1741146156141064629" text:style-name="L41">
        <text:list-item>
          <text:p text:style-name="P44">Investigación académica</text:p>
          <text:p text:style-name="P44"/>
        </text:list-item>
      </text:list>
      <text:list xml:id="list2469000531357604175" text:style-name="L42">
        <text:list-item>
          <text:p text:style-name="P45">Bug bounty programs</text:p>
          <text:p text:style-name="P45"/>
        </text:list-item>
      </text:list>
      <text:p text:style-name="P17"/>
      <text:p text:style-name="P17"><text:s/>3.5 Compliance y Normativas</text:p>
      <text:p text:style-name="P17"/>
      <text:p text:style-name="P17">ESCENARIO: Cumplimiento regulatorio</text:p>
      <text:p text:style-name="P17"/>
      <text:list xml:id="list8586884952675614220" text:style-name="L43">
        <text:list-item>
          <text:p text:style-name="P46">PCI DSS (industria de pagos)</text:p>
          <text:p text:style-name="P46"/>
        </text:list-item>
      </text:list>
      <text:list xml:id="list3176103649742379012" text:style-name="L44">
        <text:list-item>
          <text:p text:style-name="P47">HIPAA (sector salud)</text:p>
          <text:p text:style-name="P47"/>
        </text:list-item>
      </text:list>
      <text:list xml:id="list7896789415955407752" text:style-name="L45">
        <text:list-item>
          <text:p text:style-name="P48">SOX (empresas públicas)</text:p>
          <text:p text:style-name="P48"/>
        </text:list-item>
      </text:list>
      <text:list xml:id="list9086988955768421682" text:style-name="L46">
        <text:list-item>
          <text:p text:style-name="P49">ISO 27001 (gestión seguridad)</text:p>
        </text:list-item>
      </text:list>
      <text:p text:style-name="P17"/>
      <text:p text:style-name="Standard"><text:span text:style-name="T14">Es una manera de comprobar que aun atacando a esas empresas no pueden lograr conseguir datos de ningún tipo y que las transacciones y/o transferencias de datos estan totalmente a sa</text:span><text:span text:style-name="T11">lvo. </text:span><text:span text:style-name="T6">Metasploit proporciona evidencia documentada de que los controles de seguridad funcionan correctamente, facilitando auditorías y certificaciones.</text:span><text:span text:style-name="T11"> </text:span></text:p>
      <text:p text:style-name="P17"><text:s/></text:p>
      <text:p text:style-name="P17"/>
      <text:p text:style-name="P50">4. PROCESO DE INSTALACIÓN Y CONFIGURACIÓN</text:p>
      <text:p text:style-name="P17"/>
      <text:p text:style-name="P52"/>
      <text:p text:style-name="P52"/>
      <text:p text:style-name="P52"/>
      <text:p text:style-name="P52"/>
      <text:p text:style-name="P52"/>
      <text:p text:style-name="P52"/>
      <text:p text:style-name="P52"/>
      <text:p text:style-name="P52"><text:soft-page-break/>4.1 En Kali Linux (PRE-INSTALADO) </text:p>
      <text:p text:style-name="P17"/>
      <text:p text:style-name="P17">PASO 1: Verificar instalación</text:p>
      <text:p text:style-name="P17"/>
      <text:p text:style-name="P17">```bash</text:p>
      <text:p text:style-name="P17">msfconsole --version</text:p>
      <text:p text:style-name="P17">which msfconsole <text:s text:c="2"/></text:p>
      <text:p text:style-name="P17"/>
      <text:p text:style-name="P17">PASO 2: Actualizar framework</text:p>
      <text:p text:style-name="P17"/>
      <text:p text:style-name="P17">apt update</text:p>
      <text:p text:style-name="P17">apt upgrade </text:p>
      <text:p text:style-name="P17"/>
      <text:p text:style-name="P17">PASO 3: Verificar funcionamiento</text:p>
      <text:p text:style-name="P17"/>
      <text:p text:style-name="P17">mfconsole</text:p>
      <text:p text:style-name="P17">mf6 &gt; version</text:p>
      <text:p text:style-name="P17"/>
      <text:p text:style-name="P50"><text:span text:style-name="T10">5.</text:span><text:span text:style-name="T7"> </text:span><text:span text:style-name="T8">LIMITACIONES Y VENTAJAS </text:span></text:p>
      <text:p text:style-name="P1"><text:span text:style-name="T2"/></text:p>
      <text:p text:style-name="P14"><text:span text:style-name="T2">5.1VENTAJAS</text:span></text:p>
      <text:p text:style-name="P1"><text:span text:style-name="T2"/></text:p>
      <text:p text:style-name="P1"><text:span text:style-name="T4">Técnicas:</text:span><text:span text:style-name="T2"> </text:span></text:p>
      <text:p text:style-name="P1"><text:span text:style-name="T2"/></text:p>
      <text:list xml:id="list7614469576261414083" text:style-name="L48">
        <text:list-item>
          <text:p text:style-name="P2"><text:span text:style-name="T2">Framework maduro y estable (</text:span>20<text:span text:style-name="T2">+ años)</text:span></text:p>
        </text:list-item>
        <text:list-item>
          <text:p text:style-name="P2"><text:span text:style-name="T2"><text:s/>Base de datos masiva de exploits (</text:span>2500<text:span text:style-name="T2">+) </text:span></text:p>
        </text:list-item>
        <text:list-item>
          <text:p text:style-name="P2"><text:span text:style-name="T2"><text:s/>Arquitectura modular y extensible</text:span></text:p>
        </text:list-item>
        <text:list-item>
          <text:p text:style-name="P2"><text:span text:style-name="T2"><text:s/>Integración con múltiples herramientas </text:span></text:p>
        </text:list-item>
        <text:list-item>
          <text:p text:style-name="P2"><text:span text:style-name="T2"><text:s/>Actualizaciones constantes de vulnerabilidades <text:s/></text:span></text:p>
        </text:list-item>
      </text:list>
      <text:p text:style-name="P1"><text:span text:style-name="T2"/></text:p>
      <text:p text:style-name="P1"><text:span text:style-name="T4">Comunidad:</text:span><text:span text:style-name="T2"> </text:span></text:p>
      <text:p text:style-name="P1"><text:span text:style-name="T2"/></text:p>
      <text:list xml:id="list9211028865945325478" text:style-name="L49">
        <text:list-item>
          <text:p text:style-name="P3"><text:span text:style-name="T2">Proyecto open source con comunidad activa</text:span></text:p>
          <text:p text:style-name="P3"><text:span text:style-name="T2">Documentación extensa y tutoriales </text:span></text:p>
        </text:list-item>
        <text:list-item>
          <text:p text:style-name="P3"><text:span text:style-name="T2">Soporte comercial disponible (Rapid7) </text:span></text:p>
        </text:list-item>
        <text:list-item>
          <text:p text:style-name="P3"><text:span text:style-name="T2">Usado por profesionales mundialmente </text:span></text:p>
          <text:p text:style-name="P3"><text:span text:style-name="T2"/></text:p>
        </text:list-item>
      </text:list>
      <text:p text:style-name="P1"><text:span text:style-name="T4">Profesionales:</text:span><text:span text:style-name="T2"> </text:span></text:p>
      <text:p text:style-name="P1"><text:span text:style-name="T2"/></text:p>
      <text:list xml:id="list2148718565519054145" text:style-name="L50">
        <text:list-item>
          <text:p text:style-name="P4"><text:span text:style-name="T2">Estándar de la industria en pentesting</text:span></text:p>
        </text:list-item>
        <text:list-item>
          <text:p text:style-name="P4"><text:span text:style-name="T2">Certificaciones reconocidas </text:span></text:p>
        </text:list-item>
        <text:list-item>
          <text:p text:style-name="P4"><text:span text:style-name="T2">Versatilidad multiplataforma </text:span></text:p>
        </text:list-item>
        <text:list-item>
          <text:p text:style-name="P4"><text:soft-page-break/><text:span text:style-name="T2">Interfaz tanto CLI como GUI </text:span></text:p>
        </text:list-item>
      </text:list>
      <text:p text:style-name="P1"><text:span text:style-name="T2"/></text:p>
      <text:p text:style-name="P1"><text:span text:style-name="T4">Educativas:</text:span><text:span text:style-name="T2"> </text:span></text:p>
      <text:p text:style-name="P1"><text:span text:style-name="T2"/></text:p>
      <text:list xml:id="list8541590284301949291" text:style-name="L51">
        <text:list-item>
          <text:p text:style-name="P5"><text:span text:style-name="T2">Excelente herramienta de aprendizaje</text:span></text:p>
        </text:list-item>
        <text:list-item>
          <text:p text:style-name="P5"><text:span text:style-name="T2"><text:s/>Entornos de práctica seguros </text:span></text:p>
        </text:list-item>
        <text:list-item>
          <text:p text:style-name="P5"><text:span text:style-name="T2">Progresión de básico a avanzado </text:span></text:p>
        </text:list-item>
      </text:list>
      <text:p text:style-name="P14"><text:span text:style-name="T2"/></text:p>
      <text:p text:style-name="P14"><text:span text:style-name="T2">5.2LIMITACIONES ⚠️ </text:span></text:p>
      <text:p text:style-name="P1"><text:span text:style-name="T3"/></text:p>
      <text:p text:style-name="P13"><text:span text:style-name="T2">Defensivas:</text:span></text:p>
      <text:p text:style-name="P13"><text:span text:style-name="T2"/></text:p>
      <text:list xml:id="list1044190297372421978" text:style-name="L2">
        <text:list-item>
          <text:p text:style-name="P6"><text:span text:style-name="T2">Fácilmente detectado por sistemas modernos</text:span></text:p>
        </text:list-item>
        <text:list-item>
          <text:p text:style-name="P6"><text:span text:style-name="T2">Firmas conocidas por antivirus </text:span></text:p>
        </text:list-item>
        <text:list-item>
          <text:p text:style-name="P6"><text:span text:style-name="T2">Requiere evasión manual avanzada </text:span></text:p>
        </text:list-item>
        <text:list-item>
          <text:p text:style-name="P6"><text:span text:style-name="T2">No garantiza bypass de WAFs modernos <text:s/></text:span></text:p>
        </text:list-item>
      </text:list>
      <text:p text:style-name="P1"><text:span text:style-name="T2"/></text:p>
      <text:p text:style-name="P1"><text:span text:style-name="T2"/></text:p>
      <text:p text:style-name="P1"><text:span text:style-name="T2"/></text:p>
      <text:p text:style-name="P13"><text:span text:style-name="T2">Técnicas: </text:span></text:p>
      <text:p text:style-name="P13"><text:span text:style-name="T2"/></text:p>
      <text:list xml:id="list2665527743265208245" text:style-name="L3">
        <text:list-item>
          <text:list>
            <text:list-item>
              <text:p text:style-name="P7"><text:span text:style-name="T2">Consumo elevado de recursos</text:span></text:p>
            </text:list-item>
            <text:list-item>
              <text:p text:style-name="P7"><text:span text:style-name="T2">Dependencias complejas en algunos OS </text:span></text:p>
            </text:list-item>
            <text:list-item>
              <text:p text:style-name="P7"><text:span text:style-name="T2">Curva de aprendizaje pronunciada </text:span></text:p>
            </text:list-item>
            <text:list-item>
              <text:p text:style-name="P7"><text:span text:style-name="T2">Requiere conocimientos de redes </text:span></text:p>
              <text:p text:style-name="P7"><text:span text:style-name="T2"/></text:p>
            </text:list-item>
          </text:list>
        </text:list-item>
      </text:list>
      <text:p text:style-name="P13"><text:span text:style-name="T2">Legales:</text:span></text:p>
      <text:p text:style-name="P13"><text:span text:style-name="T2"/></text:p>
      <text:list xml:id="list7137180414119034396" text:style-name="L4">
        <text:list-item>
          <text:p text:style-name="P8"><text:span text:style-name="T2">USO SOLO CON AUTORIZACIÓN EXPLÍCITA</text:span></text:p>
        </text:list-item>
        <text:list-item>
          <text:p text:style-name="P8"><text:span text:style-name="T2">Responsabilidad legal del usuario </text:span></text:p>
        </text:list-item>
        <text:list-item>
          <text:p text:style-name="P8"><text:span text:style-name="T2">Posibles implicaciones penales si mal usado </text:span></text:p>
        </text:list-item>
        <text:list-item>
          <text:p text:style-name="P8"><text:span text:style-name="T2">Requiere políticas de uso claras </text:span></text:p>
          <text:p text:style-name="P8"><text:span text:style-name="T2"/></text:p>
        </text:list-item>
      </text:list>
      <text:p text:style-name="P13"><text:span text:style-name="T2">Operacionales:</text:span></text:p>
      <text:p text:style-name="P13"><text:span text:style-name="T2"/></text:p>
      <text:list xml:id="list3749339678685613884" text:style-name="L5">
        <text:list-item>
          <text:p text:style-name="P9"><text:span text:style-name="T2">No es </text:span>"punto y click"<text:span text:style-name="T1"> </text:span><text:span text:style-name="T2">para principiantes</text:span></text:p>
        </text:list-item>
        <text:list-item>
          <text:p text:style-name="P9"><text:span text:style-name="T2">Requiere configuración manual </text:span></text:p>
        </text:list-item>
        <text:list-item>
          <text:p text:style-name="P9"><text:span text:style-name="T2">Algunos módulos pueden ser inestables </text:span></text:p>
        </text:list-item>
        <text:list-item>
          <text:p text:style-name="P9"><text:span text:style-name="T2">Resultados dependientes del conocimiento del operador </text:span></text:p>
        </text:list-item>
      </text:list>
      <text:p text:style-name="P1"><text:span text:style-name="T2"/></text:p>
      <text:p text:style-name="P1"><text:span text:style-name="T2"/></text:p>
      <text:p text:style-name="P14"><text:soft-page-break/><text:span text:style-name="T2">5.3 CONSIDERACIONES ÉTICAS</text:span></text:p>
      <text:list xml:id="list8172722962487982319" text:style-name="L6">
        <text:list-item>
          <text:list>
            <text:list-header>
              <text:p text:style-name="P10"><text:span text:style-name="T2"/></text:p>
            </text:list-header>
          </text:list>
        </text:list-item>
      </text:list>
      <text:p text:style-name="P1"><text:span text:style-name="T2">USO APROPIADO: </text:span></text:p>
      <text:p text:style-name="P1"><text:span text:style-name="T2"/></text:p>
      <text:list xml:id="list794223716948268378" text:style-name="L7">
        <text:list-item>
          <text:p text:style-name="P11"><text:span text:style-name="T2">Auditorí</text:span>as<text:span text:style-name="T1"> </text:span><text:span text:style-name="T2">autorizadas</text:span></text:p>
        </text:list-item>
        <text:list-item>
          <text:p text:style-name="P11"><text:span text:style-name="T2">Entornos de laboratorio propios </text:span></text:p>
        </text:list-item>
        <text:list-item>
          <text:p text:style-name="P11"><text:span text:style-name="T2">Investigación académica </text:span></text:p>
        </text:list-item>
        <text:list-item>
          <text:p text:style-name="P11"><text:span text:style-name="T2">Formación profesional </text:span></text:p>
          <text:p text:style-name="P11"><text:span text:style-name="T2"/></text:p>
        </text:list-item>
      </text:list>
      <text:p text:style-name="P1"><text:span text:style-name="T2">USO INAPROPIADO:</text:span></text:p>
      <text:p text:style-name="P1"><text:span text:style-name="T2"><text:s/></text:span></text:p>
      <text:list xml:id="list7620177461138844796" text:style-name="L8">
        <text:list-item>
          <text:p text:style-name="P12"><text:span text:style-name="T2">Sistemas sin autorización</text:span></text:p>
        </text:list-item>
        <text:list-item>
          <text:p text:style-name="P12"><text:span text:style-name="T2">Redes de terceros </text:span></text:p>
        </text:list-item>
        <text:list-item>
          <text:p text:style-name="P12"><text:span text:style-name="T2">Actividades maliciosas </text:span></text:p>
        </text:list-item>
        <text:list-item>
          <text:p text:style-name="P12"><text:span text:style-name="T2">Violación de términos de servicio</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ospace" svg:font-family="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w Cen MT Condensed Extra Bold" svg:font-family="'Tw Cen MT Condensed Extra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6-05T23:02:03.25</meta:creation-date>
    <meta:document-statistic meta:table-count="0" meta:image-count="0" meta:object-count="0" meta:page-count="8" meta:paragraph-count="159" meta:word-count="845" meta:character-count="5939"/>
    <dc:date>2025-06-06T00:45:32.23</dc:date>
    <meta:editing-duration>PT8M23S</meta:editing-duration>
    <meta:editing-cycles>1</meta:editing-cycles>
    <meta:generator>OpenOffice/4.1.15$Win32 OpenOffice.org_project/4115m2$Build-9813</meta:generator>
  </office:meta>
</office:document-meta>
</file>